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418d" officeooo:paragraph-rsid="0013418d"/>
    </style:style>
    <style:style style:name="P2" style:family="paragraph" style:parent-style-name="Standard">
      <style:paragraph-properties fo:text-align="center" style:justify-single-word="false"/>
      <style:text-properties fo:color="#000000" officeooo:rsid="0013418d" officeooo:paragraph-rsid="0013418d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Serif" officeooo:paragraph-rsid="0013418d"/>
    </style:style>
    <style:style style:name="T1" style:family="text">
      <style:text-properties officeooo:rsid="0013418d"/>
    </style:style>
    <style:style style:name="T2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02124" style:font-name="arial" fo:font-size="12pt" fo:letter-spacing="normal" fo:font-style="normal" fo:font-weight="normal" officeooo:rsid="0013418d"/>
    </style:style>
    <style:style style:name="T4" style:family="text">
      <style:text-properties fo:font-variant="normal" fo:text-transform="none" fo:color="#202124" fo:letter-spacing="normal"/>
    </style:style>
    <style:style style:name="T5" style:family="text">
      <style:text-properties fo:font-variant="normal" fo:text-transform="none" fo:color="#202124" fo:font-size="12pt" fo:letter-spacing="normal" fo:font-style="normal" fo:font-weight="normal"/>
    </style:style>
    <style:style style:name="T6" style:family="text">
      <style:text-properties fo:font-variant="normal" fo:text-transform="none" fo:color="#202124" fo:font-size="12pt" fo:letter-spacing="normal" fo:font-style="normal" fo:font-weight="normal" officeooo:rsid="0013418d"/>
    </style:style>
    <style:style style:name="T7" style:family="text">
      <style:text-properties fo:font-variant="normal" fo:text-transform="none" fo:font-size="12pt" fo:letter-spacing="normal" fo:font-style="normal" fo:font-weight="normal"/>
    </style:style>
    <style:style style:name="T8" style:family="text">
      <style:text-properties fo:font-variant="normal" fo:text-transform="none" fo:font-size="12pt" fo:letter-spacing="normal" fo:font-style="normal" fo:font-weight="normal" officeooo:rsid="0013418d"/>
    </style:style>
    <style:style style:name="T9" style:family="text">
      <style:text-properties fo:font-variant="normal" fo:text-transform="none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Artes</text:p>
      <text:p text:style-name="P2"/>
      <text:p text:style-name="P3"><text:span text:style-name="T1">1-</text:span><text:span text:style-name="T7">Muralismo</text:span><text:span text:style-name="T9"> </text:span><text:span text:style-name="T7">ou pintura mural é a pintura executada sobre uma parede, diretamente na sua superfície, como num afresco, num painel montado para uma exposição permanente.</text:span></text:p>
      <text:p text:style-name="P3"><text:span text:style-name="T8"/></text:p>
      <text:p text:style-name="P3"><text:span text:style-name="T8">2-</text:span><text:span text:style-name="T7">As principais representações da nova arte vieram do revivamento da criatividade da antiga cultura mexicana, portanto, a sua principal proposta era o “retorno” às origens indígenas. Como a sua principal característica era a pintura em grandes murais públicos, a nova arte que surgiu foi chamada de pintura muralista.</text:span></text:p>
      <text:p text:style-name="P3"><text:span text:style-name="T8"/></text:p>
      <text:p text:style-name="P3"><text:span text:style-name="T8">3-O Dadaísmo, ou simplesmente “Dadá”, foi um movimento artístico pertencente às vanguardas europeias do século XX, cujo lema era: "a destruição também é criação". Foi considerado o movimento propulsor das ideias surrealistas e tinha um caráter ilógico, anti-racionalista e de protesto.</text:span></text:p>
      <text:p text:style-name="P3"><text:span text:style-name="T8"/></text:p>
      <text:p text:style-name="P3"><text:span text:style-name="T8">4-A proposta do Dadaísmo é que a arte ficasse solta das amarras racionalistas e fosse apenas o resultado do automatismo psíquico, selecionado e combinando elementos por acaso. O Dadaísmo foi um movimento de negação. Tratava de negar totalmente a cultura, defendia o absurdo, a incoerência, a desordem, o ca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12:44:05.835589465</meta:creation-date>
    <dc:date>2020-11-20T12:47:55.676951395</dc:date>
    <meta:editing-duration>PT3M50S</meta:editing-duration>
    <meta:editing-cycles>1</meta:editing-cycles>
    <meta:document-statistic meta:table-count="0" meta:image-count="0" meta:object-count="0" meta:page-count="1" meta:paragraph-count="5" meta:word-count="166" meta:character-count="1096" meta:non-whitespace-character-count="935"/>
    <meta:generator>LibreOffice/6.4.6.2$Linux_X86_64 LibreOffice_project/40$Build-2</meta:generator>
  </office:meta>
</office:document-meta>
</file>